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2a6" officeooo:paragraph-rsid="001f82a6"/>
    </style:style>
    <style:style style:name="P2" style:family="paragraph" style:parent-style-name="Standard">
      <style:text-properties officeooo:rsid="0020b02b" officeooo:paragraph-rsid="0020b02b"/>
    </style:style>
    <style:style style:name="P3" style:family="paragraph" style:parent-style-name="Standard">
      <style:text-properties officeooo:rsid="0020d091" officeooo:paragraph-rsid="0020d091"/>
    </style:style>
    <style:style style:name="P4" style:family="paragraph" style:parent-style-name="Standard">
      <style:text-properties officeooo:rsid="0020d091" officeooo:paragraph-rsid="00243088"/>
    </style:style>
    <style:style style:name="P5" style:family="paragraph" style:parent-style-name="Standard">
      <style:text-properties officeooo:rsid="00225ff7" officeooo:paragraph-rsid="00225ff7"/>
    </style:style>
    <style:style style:name="P6" style:family="paragraph" style:parent-style-name="Standard">
      <style:text-properties officeooo:rsid="00240c67" officeooo:paragraph-rsid="00240c67"/>
    </style:style>
    <style:style style:name="P7" style:family="paragraph" style:parent-style-name="Standard">
      <style:text-properties officeooo:rsid="00243088" officeooo:paragraph-rsid="00243088"/>
    </style:style>
    <style:style style:name="P8" style:family="paragraph" style:parent-style-name="Standard">
      <style:text-properties officeooo:rsid="002740e4" officeooo:paragraph-rsid="002740e4"/>
    </style:style>
    <style:style style:name="P9" style:family="paragraph" style:parent-style-name="Standard">
      <style:text-properties officeooo:rsid="00285bd0" officeooo:paragraph-rsid="00285bd0"/>
    </style:style>
    <style:style style:name="P10" style:family="paragraph" style:parent-style-name="Standard">
      <style:text-properties officeooo:rsid="00285bd0" officeooo:paragraph-rsid="00294f99"/>
    </style:style>
    <style:style style:name="P11" style:family="paragraph" style:parent-style-name="Standard">
      <style:text-properties officeooo:rsid="00294f99" officeooo:paragraph-rsid="00294f99"/>
    </style:style>
    <style:style style:name="P12" style:family="paragraph" style:parent-style-name="Standard">
      <style:text-properties officeooo:rsid="00297671" officeooo:paragraph-rsid="00297671"/>
    </style:style>
    <style:style style:name="P13" style:family="paragraph" style:parent-style-name="Standard">
      <style:text-properties officeooo:rsid="002a145c" officeooo:paragraph-rsid="002a145c"/>
    </style:style>
    <style:style style:name="P14" style:family="paragraph" style:parent-style-name="Standard">
      <style:text-properties officeooo:rsid="002b6f1f" officeooo:paragraph-rsid="002b6f1f"/>
    </style:style>
    <style:style style:name="P15" style:family="paragraph" style:parent-style-name="Standard">
      <style:text-properties officeooo:rsid="002ed88b" officeooo:paragraph-rsid="002ed88b"/>
    </style:style>
    <style:style style:name="P16" style:family="paragraph" style:parent-style-name="Standard">
      <style:text-properties officeooo:rsid="0030beea" officeooo:paragraph-rsid="0030beea"/>
    </style:style>
    <style:style style:name="P17" style:family="paragraph" style:parent-style-name="Standard">
      <style:text-properties officeooo:rsid="003190d8" officeooo:paragraph-rsid="003190d8"/>
    </style:style>
    <style:style style:name="P18" style:family="paragraph" style:parent-style-name="Standard">
      <style:text-properties officeooo:rsid="0036837f" officeooo:paragraph-rsid="0036837f"/>
    </style:style>
    <style:style style:name="P19" style:family="paragraph" style:parent-style-name="Standard">
      <style:text-properties officeooo:rsid="003956f1" officeooo:paragraph-rsid="003956f1"/>
    </style:style>
    <style:style style:name="P20" style:family="paragraph" style:parent-style-name="Standard">
      <style:text-properties officeooo:rsid="00419991" officeooo:paragraph-rsid="00419991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47686c" officeooo:paragraph-rsid="0047686c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rsid="004918cf" officeooo:paragraph-rsid="004918cf"/>
    </style:style>
    <style:style style:name="P23" style:family="paragraph" style:parent-style-name="Standard">
      <style:text-properties officeooo:rsid="004aecd8" officeooo:paragraph-rsid="004aecd8"/>
    </style:style>
    <style:style style:name="P24" style:family="paragraph" style:parent-style-name="Standard">
      <style:text-properties officeooo:rsid="004aecd8" officeooo:paragraph-rsid="004f6f31"/>
    </style:style>
    <style:style style:name="P25" style:family="paragraph" style:parent-style-name="Standard">
      <style:text-properties officeooo:rsid="00532850" officeooo:paragraph-rsid="00532850"/>
    </style:style>
    <style:style style:name="P26" style:family="paragraph" style:parent-style-name="Standard">
      <style:text-properties officeooo:rsid="00532850" officeooo:paragraph-rsid="005510ba"/>
    </style:style>
    <style:style style:name="P27" style:family="paragraph" style:parent-style-name="Standard">
      <style:text-properties fo:font-weight="bold" officeooo:rsid="004aecd8" officeooo:paragraph-rsid="004aecd8" style:font-weight-asian="bold" style:font-weight-complex="bold"/>
    </style:style>
    <style:style style:name="P28" style:family="paragraph" style:parent-style-name="Standard">
      <style:text-properties fo:font-weight="bold" officeooo:rsid="004aecd8" officeooo:paragraph-rsid="004f6f31" style:font-weight-asian="bold" style:font-weight-complex="bold"/>
    </style:style>
    <style:style style:name="P29" style:family="paragraph" style:parent-style-name="Standard">
      <style:text-properties fo:font-weight="bold" officeooo:rsid="00532850" officeooo:paragraph-rsid="00532850" style:font-weight-asian="bold" style:font-weight-complex="bold"/>
    </style:style>
    <style:style style:name="P30" style:family="paragraph" style:parent-style-name="Standard">
      <style:text-properties fo:font-weight="bold" officeooo:rsid="005c4e4f" officeooo:paragraph-rsid="005c4e4f" style:font-weight-asian="bold" style:font-weight-complex="bold"/>
    </style:style>
    <style:style style:name="P31" style:family="paragraph" style:parent-style-name="Standard">
      <style:text-properties fo:font-weight="bold" officeooo:rsid="0060c59a" officeooo:paragraph-rsid="0060c59a" style:font-weight-asian="bold" style:font-weight-complex="bold"/>
    </style:style>
    <style:style style:name="P32" style:family="paragraph" style:parent-style-name="Standard">
      <style:text-properties fo:font-weight="bold" officeooo:rsid="006548c8" officeooo:paragraph-rsid="006548c8" style:font-weight-asian="bold" style:font-weight-complex="bold"/>
    </style:style>
    <style:style style:name="P33" style:family="paragraph" style:parent-style-name="Standard">
      <style:text-properties fo:font-weight="bold" officeooo:rsid="006752e2" officeooo:paragraph-rsid="006752e2" style:font-weight-asian="bold" style:font-weight-complex="bold"/>
    </style:style>
    <style:style style:name="P34" style:family="paragraph" style:parent-style-name="Standard">
      <style:text-properties fo:font-weight="bold" officeooo:rsid="006e4040" officeooo:paragraph-rsid="006e4040" style:font-weight-asian="bold" style:font-weight-complex="bold"/>
    </style:style>
    <style:style style:name="P35" style:family="paragraph" style:parent-style-name="Standard">
      <style:text-properties fo:font-weight="bold" officeooo:rsid="006f3398" officeooo:paragraph-rsid="006f3398" style:font-weight-asian="bold" style:font-weight-complex="bold"/>
    </style:style>
    <style:style style:name="P36" style:family="paragraph" style:parent-style-name="Standard">
      <style:text-properties fo:font-weight="bold" officeooo:rsid="0070c432" officeooo:paragraph-rsid="0070c432" style:font-weight-asian="bold" style:font-weight-complex="bold"/>
    </style:style>
    <style:style style:name="P37" style:family="paragraph" style:parent-style-name="Standard">
      <style:text-properties fo:font-weight="bold" officeooo:rsid="00726160" officeooo:paragraph-rsid="00726160" style:font-weight-asian="bold" style:font-weight-complex="bold"/>
    </style:style>
    <style:style style:name="P38" style:family="paragraph" style:parent-style-name="Standard">
      <style:text-properties fo:font-weight="bold" officeooo:rsid="00735331" officeooo:paragraph-rsid="00735331" style:font-weight-asian="bold" style:font-weight-complex="bold"/>
    </style:style>
    <style:style style:name="P39" style:family="paragraph" style:parent-style-name="Standard">
      <style:text-properties fo:font-weight="bold" officeooo:rsid="007502b1" officeooo:paragraph-rsid="007502b1" style:font-weight-asian="bold" style:font-weight-complex="bold"/>
    </style:style>
    <style:style style:name="P40" style:family="paragraph" style:parent-style-name="Standard">
      <style:text-properties officeooo:rsid="005510ba" officeooo:paragraph-rsid="005510ba"/>
    </style:style>
    <style:style style:name="P41" style:family="paragraph" style:parent-style-name="Standard">
      <style:text-properties officeooo:rsid="005b650c" officeooo:paragraph-rsid="005b650c"/>
    </style:style>
    <style:style style:name="P42" style:family="paragraph" style:parent-style-name="Standard">
      <style:text-properties fo:font-weight="normal" officeooo:rsid="005c4e4f" officeooo:paragraph-rsid="005c4e4f" style:font-weight-asian="normal" style:font-weight-complex="normal"/>
    </style:style>
    <style:style style:name="P43" style:family="paragraph" style:parent-style-name="Standard">
      <style:text-properties fo:font-weight="normal" officeooo:rsid="0060c59a" officeooo:paragraph-rsid="0060c59a" style:font-weight-asian="normal" style:font-weight-complex="normal"/>
    </style:style>
    <style:style style:name="P44" style:family="paragraph" style:parent-style-name="Standard">
      <style:text-properties fo:font-weight="normal" officeooo:rsid="0060c59a" officeooo:paragraph-rsid="006ac4fe" style:font-weight-asian="normal" style:font-weight-complex="normal"/>
    </style:style>
    <style:style style:name="P45" style:family="paragraph" style:parent-style-name="Standard">
      <style:text-properties fo:font-weight="normal" officeooo:rsid="0061e358" officeooo:paragraph-rsid="0061e358" style:font-weight-asian="normal" style:font-weight-complex="normal"/>
    </style:style>
    <style:style style:name="P46" style:family="paragraph" style:parent-style-name="Standard">
      <style:text-properties fo:font-weight="normal" officeooo:rsid="006323e1" officeooo:paragraph-rsid="006323e1" style:font-weight-asian="normal" style:font-weight-complex="normal"/>
    </style:style>
    <style:style style:name="P47" style:family="paragraph" style:parent-style-name="Standard">
      <style:text-properties fo:font-weight="normal" officeooo:rsid="006548c8" officeooo:paragraph-rsid="006548c8" style:font-weight-asian="normal" style:font-weight-complex="normal"/>
    </style:style>
    <style:style style:name="P48" style:family="paragraph" style:parent-style-name="Standard">
      <style:text-properties fo:font-weight="normal" officeooo:rsid="007502b1" officeooo:paragraph-rsid="007502b1" style:font-weight-asian="normal" style:font-weight-complex="normal"/>
    </style:style>
    <style:style style:name="T1" style:family="text">
      <style:text-properties officeooo:rsid="002430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fb02" style:font-weight-asian="bold" style:font-weight-complex="bold"/>
    </style:style>
    <style:style style:name="T4" style:family="text">
      <style:text-properties fo:font-weight="bold" officeooo:rsid="00432b4d" style:font-weight-asian="bold" style:font-weight-complex="bold"/>
    </style:style>
    <style:style style:name="T5" style:family="text">
      <style:text-properties officeooo:rsid="00330f7b"/>
    </style:style>
    <style:style style:name="T6" style:family="text">
      <style:text-properties officeooo:rsid="00375827"/>
    </style:style>
    <style:style style:name="T7" style:family="text">
      <style:text-properties officeooo:rsid="003b13bf"/>
    </style:style>
    <style:style style:name="T8" style:family="text">
      <style:text-properties officeooo:rsid="003c3a13"/>
    </style:style>
    <style:style style:name="T9" style:family="text">
      <style:text-properties officeooo:rsid="003daca9"/>
    </style:style>
    <style:style style:name="T10" style:family="text">
      <style:text-properties officeooo:rsid="004b913a"/>
    </style:style>
    <style:style style:name="T11" style:family="text">
      <style:text-properties officeooo:rsid="004def55"/>
    </style:style>
    <style:style style:name="T12" style:family="text">
      <style:text-properties officeooo:rsid="004e0131"/>
    </style:style>
    <style:style style:name="T13" style:family="text">
      <style:text-properties officeooo:rsid="004f6f31"/>
    </style:style>
    <style:style style:name="T14" style:family="text">
      <style:text-properties officeooo:rsid="00511455"/>
    </style:style>
    <style:style style:name="T15" style:family="text">
      <style:text-properties officeooo:rsid="0051a6bc"/>
    </style:style>
    <style:style style:name="T16" style:family="text">
      <style:text-properties officeooo:rsid="00532850"/>
    </style:style>
    <style:style style:name="T17" style:family="text">
      <style:text-properties officeooo:rsid="0056638e"/>
    </style:style>
    <style:style style:name="T18" style:family="text">
      <style:text-properties officeooo:rsid="0056a16e"/>
    </style:style>
    <style:style style:name="T19" style:family="text">
      <style:text-properties officeooo:rsid="0057ca25"/>
    </style:style>
    <style:style style:name="T20" style:family="text">
      <style:text-properties officeooo:rsid="00599d9b"/>
    </style:style>
    <style:style style:name="T21" style:family="text">
      <style:text-properties officeooo:rsid="005db2a5"/>
    </style:style>
    <style:style style:name="T22" style:family="text">
      <style:text-properties officeooo:rsid="005e2fe3"/>
    </style:style>
    <style:style style:name="T23" style:family="text">
      <style:text-properties officeooo:rsid="005f30e9"/>
    </style:style>
    <style:style style:name="T24" style:family="text">
      <style:text-properties officeooo:rsid="0061e358"/>
    </style:style>
    <style:style style:name="T25" style:family="text">
      <style:text-properties officeooo:rsid="006307a0"/>
    </style:style>
    <style:style style:name="T26" style:family="text">
      <style:text-properties officeooo:rsid="006323e1"/>
    </style:style>
    <style:style style:name="T27" style:family="text">
      <style:text-properties officeooo:rsid="00636fe0"/>
    </style:style>
    <style:style style:name="T28" style:family="text">
      <style:text-properties officeooo:rsid="00664063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6ca52d" style:font-weight-asian="normal" style:font-weight-complex="normal"/>
    </style:style>
    <style:style style:name="T31" style:family="text">
      <style:text-properties fo:font-weight="normal" officeooo:rsid="00726160" style:font-weight-asian="normal" style:font-weight-complex="normal"/>
    </style:style>
    <style:style style:name="T32" style:family="text">
      <style:text-properties officeooo:rsid="006ca52d"/>
    </style:style>
    <style:style style:name="T33" style:family="text">
      <style:text-properties officeooo:rsid="00735331"/>
    </style:style>
    <style:style style:name="T34" style:family="text">
      <style:text-properties officeooo:rsid="0076b62c"/>
    </style:style>
    <style:style style:name="T35" style:family="text">
      <style:text-properties officeooo:rsid="0076c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3">CSC4538 - </text:span>Scrapping</text:p>
      <text:p text:style-name="P1"/>
      <text:p text:style-name="P7"><text:span text:style-name="T4">HTTP request </text:span>:</text:p>
      <text:p text:style-name="P4">Méthode URL Protocole</text:p>
      <text:p text:style-name="P4">GET example.com HTTP/1.1</text:p>
      <text:p text:style-name="P4"/>
      <text:p text:style-name="P2">GET </text:p>
      <text:p text:style-name="P2">POST</text:p>
      <text:p text:style-name="P2">PUT, DELETE</text:p>
      <text:p text:style-name="P2"/>
      <text:p text:style-name="P10">+ Header (op<text:span text:style-name="T8">tionnel</text:span>)</text:p>
      <text:p text:style-name="P10">Ensemble de Clef : valeur</text:p>
      <text:p text:style-name="P11">Accept: type de ressource attendue (text/html)</text:p>
      <text:p text:style-name="P13">Accept-Encoding: gzip, deflate</text:p>
      <text:p text:style-name="P15">Accept-Language: en-US</text:p>
      <text:p text:style-name="P16">Authorization: Basic base64hb3fhb4zeh5bFe2z==</text:p>
      <text:p text:style-name="P17">Cookie: <text:span text:style-name="T5">$Version=1; Skin=new;</text:span></text:p>
      <text:p text:style-name="P18">Host: en.wikipedia.org <text:span text:style-name="T6">(nom de domaine)</text:span></text:p>
      <text:p text:style-name="P19">User-Agent: Mozilla/5.0 (X11; Linux x86_64; rv:12.0) Gecko/201000101 Firefox/12.0 <text:span text:style-name="T7">(qui demande la ressource)</text:span></text:p>
      <text:p text:style-name="P16"/>
      <text:p text:style-name="P9">+ Body (op<text:span text:style-name="T9">tionnel</text:span>)</text:p>
      <text:p text:style-name="P20">En général le HTML/format demandé compressé.</text:p>
      <text:p text:style-name="P3"/>
      <text:p text:style-name="P5"><text:span text:style-name="T3">HTTP response </text:span>:</text:p>
      <text:p text:style-name="P6">Protocole CodeStatut Message</text:p>
      <text:p text:style-name="P6">1<text:span text:style-name="T1">XX</text:span> informatif</text:p>
      <text:p text:style-name="P6">2<text:span text:style-name="T1">XX</text:span> succès</text:p>
      <text:p text:style-name="P6">3<text:span text:style-name="T1">XX</text:span> redirection</text:p>
      <text:p text:style-name="P6">4<text:span text:style-name="T1">XX</text:span> erreur client</text:p>
      <text:p text:style-name="P6">5<text:span text:style-name="T1">XX</text:span> erreur serveur</text:p>
      <text:p text:style-name="P6"/>
      <text:p text:style-name="P6">200 – OK</text:p>
      <text:p text:style-name="P8">Message contient la ressource demandée</text:p>
      <text:p text:style-name="P8"/>
      <text:p text:style-name="P12">+ Header</text:p>
      <text:p text:style-name="P12">Content-Type: type de ressource renvoyée</text:p>
      <text:p text:style-name="P14">Content-Encoding: message compressé dans format…</text:p>
      <text:p text:style-name="P14"/>
      <text:p text:style-name="P22">Comment fonctionne un siteweb?</text:p>
      <text:p text:style-name="P23">Nombreuses ressources chargée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HTML</text:p>
      <text:p text:style-name="P24"/>
      <text:p text:style-name="P24"><text:span text:style-name="T13">Structure : </text:span>&lt;<text:span text:style-name="T11">tag attribut1=‘valeur1’&gt;contenu&lt;/tag&gt;</text:span></text:p>
      <text:p text:style-name="P29">* Tags</text:p>
      <text:p text:style-name="P23">&lt;<text:span text:style-name="T11">p&gt; </text:span><text:span text:style-name="T14">paragraphe</text:span></text:p>
      <text:p text:style-name="P23">&lt;<text:span text:style-name="T11">div&gt; </text:span><text:span text:style-name="T12">organiser des parties</text:span></text:p>
      <text:p text:style-name="P23">&lt;<text:span text:style-name="T11">head&gt; métadonnées</text:span></text:p>
      <text:p text:style-name="P23">&lt;<text:span text:style-name="T11">a&gt; lien hypertexte</text:span></text:p>
      <text:p text:style-name="P23">&lt;<text:span text:style-name="T11">input&gt; champ de texte</text:span></text:p>
      <text:p text:style-name="P23">&lt;h1&gt; &lt;<text:span text:style-name="T15">h2&gt; titres</text:span></text:p>
      <text:p text:style-name="P23">&lt;<text:span text:style-name="T11">img&gt; </text:span><text:span text:style-name="T15">image</text:span></text:p>
      <text:p text:style-name="P23">&lt;<text:span text:style-name="T11">ul&gt; &lt;ol&gt; &lt;li&gt; listes</text:span></text:p>
      <text:p text:style-name="P23">&lt;<text:span text:style-name="T11">table&gt; &lt;th&gt; &lt;td&gt; &lt;thead&gt; &lt;tbody&gt; tableaux</text:span></text:p>
      <text:p text:style-name="P23">&lt;<text:span text:style-name="T17">span&gt; </text:span><text:span text:style-name="T18">conteneur générique, </text:span><text:span text:style-name="T19">grouper des éléments afin de les mettre en forme grâce aux attributs class/id (cf règles css)</text:span></text:p>
      <text:p text:style-name="P23"/>
      <text:p text:style-name="P27">* <text:span text:style-name="T16">Attributs</text:span></text:p>
      <text:p text:style-name="P25"><text:span text:style-name="T2">href</text:span> lien dans une balise &lt;a&gt;</text:p>
      <text:p text:style-name="P25"><text:span text:style-name="T2">src</text:span> lien dans &lt;img&gt;</text:p>
      <text:p text:style-name="P25"><text:span text:style-name="T2">class</text:span> identifier l’application d’un élément de style ou d’un script Js</text:p>
      <text:p text:style-name="P25"><text:span text:style-name="T2">id</text:span> pareil que classe mais pour une identification unique</text:p>
      <text:p text:style-name="P26"><text:span text:style-name="T2">label</text:span> titre pour identification par les humains</text:p>
      <text:p text:style-name="P41"><text:span text:style-name="T2">alt</text:span> description d’une image</text:p>
      <text:p text:style-name="P41"/>
      <text:p text:style-name="P40">Permet d’envoyer :</text:p>
      <text:p text:style-name="P40">- <text:span text:style-name="T20">Code HTML</text:span></text:p>
      <text:p text:style-name="P23">- Images/<text:span text:style-name="T10">Vidéos/Données</text:span></text:p>
      <text:p text:style-name="P23">- Scripts en Javascript</text:p>
      <text:p text:style-name="P23">- <text:span text:style-name="T10">Tracking</text:span></text:p>
      <text:p text:style-name="P23">- <text:span text:style-name="T10">Polices d’écriture</text:span></text:p>
      <text:p text:style-name="P23"/>
      <text:p text:style-name="P30">Javascript</text:p>
      <text:p text:style-name="P30"/>
      <text:p text:style-name="P42">- Rend les pages dynamiques</text:p>
      <text:p text:style-name="P42">- <text:span text:style-name="T21">Peut télécharger des données et les insérer dans la page</text:span></text:p>
      <text:p text:style-name="P42">- <text:span text:style-name="T22">Effectuer des opérations volées</text:span></text:p>
      <text:p text:style-name="P42">- <text:span text:style-name="T23">Scripts js souvent compressés/obfusqués</text:span></text:p>
      <text:p text:style-name="P42"/>
      <text:p text:style-name="P31">Mécanismes de protection contre le scrapping</text:p>
      <text:p text:style-name="P43">1) Limiter le nombre d’accès par IP <text:span text:style-name="T25">(pb pour les IP non fixes, réseaux publiques, VPNs)</text:span></text:p>
      <text:p text:style-name="P43">2) Captcha</text:p>
      <text:p text:style-name="P43">3) <text:span text:style-name="T24">Détection d’activité inhabituelle </text:span><text:span text:style-name="T26">(machine learning + métriques)</text:span></text:p>
      <text:p text:style-name="P45">4) <text:span text:style-name="T26">Forcer l’identification (mauvais pour les moteurs et utilisateurs anonymes)</text:span></text:p>
      <text:p text:style-name="P46">5) Contrôler au maximum les informations accessibles</text:p>
      <text:p text:style-name="P46">6) <text:span text:style-name="T27">Donner l’information sous forme d’image (pénible pour les vrais utilisateurs)</text:span></text:p>
      <text:p text:style-name="P47">7) Contrôler le user agent</text:p>
      <text:p text:style-name="P47">8) <text:span text:style-name="T28">Faire un mécanisme compliqué de contrôle d’accès</text:span></text:p>
      <text:p text:style-name="P32"/>
      <text:p text:style-name="P44">Compromis entre expérience utilisateur et facilité d’accès pour les moteurs de recherche.</text:p>
      <text:p text:style-name="P33"><text:soft-page-break/><text:span text:style-name="T30">Une solution est d’utiliser s</text:span><text:span text:style-name="T29">elenium mais </text:span><text:span text:style-name="T30">beaucoup plus lent.</text:span></text:p>
      <text:p text:style-name="P33"><text:span text:style-name="T30"/></text:p>
      <text:p text:style-name="P34"><text:span text:style-name="T32">W</text:span>eb crawling</text:p>
      <text:p text:style-name="P34"><text:span text:style-name="T29">- On part d’une page racine et on suit tous les liens récursivement</text:span></text:p>
      <text:p text:style-name="P34"><text:span text:style-name="T29">- Mais toutes les pages ne sont pas accessibles par un lien (champ de recherche)</text:span></text:p>
      <text:p text:style-name="P34"><text:span text:style-name="T29"/></text:p>
      <text:p text:style-name="P35">Robots.txt</text:p>
      <text:p text:style-name="P36"><text:span text:style-name="T29">- Fichier pour permettre aux robots de crawler le web</text:span></text:p>
      <text:p text:style-name="P36"><text:span text:style-name="T29">- Donne souvent le sitemap </text:span><text:span text:style-name="T31">(xml)</text:span></text:p>
      <text:p text:style-name="P37"><text:span text:style-name="T29">- Décrit les pages autorisées pour les robots</text:span></text:p>
      <text:p text:style-name="P37"><text:span text:style-name="T29"/></text:p>
      <text:p text:style-name="P38">Internet archive</text:p>
      <text:p text:style-name="P38"/>
      <text:p text:style-name="P39">Aspects légaux</text:p>
      <text:p text:style-name="P48">- <text:span text:style-name="T34">Sans signature de contrat OK pour télécharger mais PAS pour diffuser</text:span></text:p>
      <text:p text:style-name="P48">- <text:span text:style-name="T35">Copyright</text:span></text:p>
      <text:p text:style-name="P48">- <text:span text:style-name="T35">Données personnelles très encadrées par la RGPD en Europe</text:span></text:p>
      <text:p text:style-name="P48">- <text:span text:style-name="T35">CNI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2:29:39.598490695</meta:creation-date>
    <meta:generator>LibreOffice/7.3.7.2$Linux_X86_64 LibreOffice_project/30$Build-2</meta:generator>
    <dc:date>2024-05-21T11:34:48.842335416</dc:date>
    <meta:editing-duration>PT3H19M19S</meta:editing-duration>
    <meta:editing-cycles>107</meta:editing-cycles>
    <meta:document-statistic meta:table-count="0" meta:image-count="0" meta:object-count="0" meta:page-count="3" meta:paragraph-count="87" meta:word-count="433" meta:character-count="2867" meta:non-whitespace-character-count="2518"/>
  </office:meta>
</office:document-meta>
</file>